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ntext.BeanContext( Class &lt; ? &gt; beanClass ,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Context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ext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ext.getFiel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ext.get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ext.isJson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ext.getAnnation( Class &lt; T &gt; annot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ext.getFiel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ex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ex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ext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ext.get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